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922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mposer install</text:p>
      <text:p text:style-name="Standard"/>
      <text:p text:style-name="Standard">./vendor/bin/phing install</text:p>
      <text:p text:style-name="Standard"/>
      <text:p text:style-name="Standard"><text:span text:style-name="T1">c</text:span>omposer install</text:p>
      <text:p text:style-name="Standard"/>
      <text:p text:style-name="Standard">sudo composer install</text:p>
      <text:p text:style-name="Standard"/>
      <text:p text:style-name="Standard">cd web</text:p>
      <text:p text:style-name="Standard"/>
      <text:p text:style-name="Standard">gulp –version</text:p>
      <text:p text:style-name="Standard"/>
      <text:p text:style-name="Standard">gulp praeconis</text:p>
      <text:p text:style-name="Standard"/>
      <text:p text:style-name="Standard">./vendor/bin/phing install</text:p>
      <text:p text:style-name="Standard"/>
      <text:p text:style-name="Standard">cd ..</text:p>
      <text:p text:style-name="Standard"/>
      <text:p text:style-name="Standard">./vendor/bin/phing install</text:p>
      <text:p text:style-name="Standard"/>
      <text:p text:style-name="Standard">ls -la</text:p>
      <text:p text:style-name="Standard"/>
      <text:p text:style-name="Standard">ls phing</text:p>
      <text:p text:style-name="Standard"/>
      <text:p text:style-name="Standard">ls tasks</text:p>
      <text:p text:style-name="Standard"/>
      <text:p text:style-name="Standard">cat phing/tasks/bower.xml</text:p>
      <text:p text:style-name="Standard"/>
      <text:p text:style-name="Standard">phing bower:install</text:p>
      <text:p text:style-name="Standard"/>
      <text:p text:style-name="Standard">cat phing/tasks/theme.xml</text:p>
      <text:p text:style-name="Standard"/>
      <text:p text:style-name="Standard">phing theme:init</text:p>
      <text:p text:style-name="Standard"/>
      <text:p text:style-name="Standard">cd web</text:p>
      <text:p text:style-name="Standard"/>
      <text:p text:style-name="Standard">gulp praecon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0T10:44:50.297351981</meta:creation-date>
    <dc:date>2020-11-10T10:47:33.585248165</dc:date>
    <meta:editing-duration>PT2M44S</meta:editing-duration>
    <meta:editing-cycles>1</meta:editing-cycles>
    <meta:generator>LibreOffice/6.1.5.2$Linux_X86_64 LibreOffice_project/10$Build-2</meta:generator>
    <meta:document-statistic meta:table-count="0" meta:image-count="0" meta:object-count="0" meta:page-count="1" meta:paragraph-count="19" meta:word-count="39" meta:character-count="296" meta:non-whitespace-character-count="276"/>
  </office:meta>
</office:document-meta>
</file>